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_3c_p_3e_">
      <style:text-properties style:font-name="Times New Roman" fo:font-size="12pt" style:font-size-asian="12pt" style:font-size-complex="12pt"/>
    </style:style>
    <style:style style:name="P3" style:family="paragraph" style:parent-style-name="_3c_p_3e_" style:list-style-name="L1"/>
    <style:style style:name="P4"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5"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ffffff" style:font-name="Arial1" fo:font-size="5.65000009536743pt" fo:letter-spacing="normal" fo:font-style="normal" fo:font-weight="normal" style:font-size-asian="12pt" style:font-size-complex="12pt"/>
    </style:style>
    <style:style style:name="T6" style:family="text">
      <style:text-properties fo:font-variant="normal" fo:text-transform="none" style:font-name="Times New Roman" fo:font-size="12pt" fo:letter-spacing="normal" fo:font-style="normal" fo:font-weight="normal" style:font-size-asian="12pt" style:font-size-complex="12pt"/>
    </style:style>
    <style:style style:name="T7" style:family="text">
      <style:text-properties fo:font-variant="normal" fo:text-transform="none" style:text-position="super 58%" style:font-name="Times New Roman" fo:font-size="12pt" fo:letter-spacing="normal" fo:font-style="normal" fo:font-weight="normal" style:font-size-asian="12pt" style:font-size-complex="12pt"/>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5pt" style:font-size-asian="15pt" style:font-size-complex="15pt"/>
    </style:style>
    <style:style style:name="T11" style:family="text">
      <style:text-properties style:font-name="Times New Roman1" fo:font-size="12pt" style:font-name-asian="Times New Roman" style:font-size-asian="12pt" style:font-size-complex="12pt"/>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ésentation</text:h>
      <text:p text:style-name="_3c_p_3e_"/>
      <text:h text:style-name="Heading_20_2" text:outline-level="2">Historique du projet</text:h>
      <text:p text:style-name="_3c_p_3e_"><text:span text:style-name="T1">Cette édition numérique de la correspondance d’Eugène Delacroix (1798-1863)</text:span><text:span text:style-name="T9"> fait suite à un premier projet d'édition initié en 2006 grâce à un financement de l'ANR. Une partie des lettres avaient été publiées en 2011 sur le site : </text:span><text:a xlink:type="simple" xlink:href="http://www.correspondance-delacroix.fr/" text:style-name="Internet_20_link" text:visited-style-name="Visited_20_Internet_20_Link"><text:span text:style-name="T9">http://www.correspondance-delacroix.fr/</text:span></text:a></text:p>
      <text:p text:style-name="_3c_p_3e_"><text:span text:style-name="T9">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span></text:p>
      <text:h text:style-name="Heading_20_2" text:outline-level="2"><text:span text:style-name="T10">Un nouveau format d'édition</text:span></text:h>
      <text:p text:style-name="P4"><text:span text:style-name="T9">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9">Centre André Chastel</text:span></text:a><text:span text:style-name="T9"> et le </text:span><text:a xlink:type="simple" xlink:href="https://obtic.sorbonne-universite.fr/" text:style-name="Internet_20_link" text:visited-style-name="Visited_20_Internet_20_Link"><text:span text:style-name="T9">Labex OBVIL</text:span></text:a><text:span text:style-name="T9">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11">œ</text:span><text:span text:style-name="T9">uvres. Un schéma compatible avec celui du </text:span><text:a xlink:type="simple" xlink:href="https://obtic.sorbonne-universite.fr/developpement/interface-elicom/" text:style-name="Internet_20_link" text:visited-style-name="Visited_20_Internet_20_Link"><text:span text:style-name="T9">projet Elicom</text:span></text:a><text:span text:style-name="T9"> développé par l'ObTiC au sein de Sorbonne Université a donc été adopté. L'objectif étant de permettre des recherches et des analyses de plusieurs correspondances grâce à une plateforme dédiée. </text:span></text:p>
      <text:p text:style-name="P5">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h text:style-name="Heading_20_2" text:outline-level="2">Editions précédentes </text:h>
      <text:p text:style-name="_3c_p_3e_">Cette édition numérique entend mettre à jour et compléter les différentes publications des lettres de l'artiste qui se sont succédées depuis la fin du XIXe siècle, mais dont aucune n'offre une édition complète (nous n'avons pas mentionné dans la liste les articles ou publications éditant seulement quelques lettres). </text:p>
      <text:p text:style-name="_3c_p_3e_">BURTY Philippe (éd.), <text:span text:style-name="T14">Lettres de Eugène Delacroix</text:span>, Paris, A. Quantin, 1878</text:p>
      <text:p text:style-name="_3c_p_3e_">BURTY Philippe (éd.), <text:span text:style-name="T14">Lettres de Eugène Delacroix</text:span>, 2 vols., Paris, A. Quantin, 1880</text:p>
      <text:p text:style-name="_3c_p_3e_">JOUBIN André (éd.), <text:span text:style-name="T14">Correspondance générale de Eugène Delacroix</text:span>, Paris, 5 vol., 1936-1938</text:p>
      <text:p text:style-name="_3c_p_3e_">JOHNSON Lee (éd.), <text:span text:style-name="T14">Further Correspondence, 1817-1863</text:span>, Oxford, 1991</text:p>
      <text:p text:style-name="_3c_p_3e_">JOHNSON Lee et HANNOOSH <text:span text:style-name="T12">Michèle (éd.), </text:span><text:span text:style-name="T13">Nouvelles lettres</text:span><text:span text:style-name="T12">, Bordeaux, William Blake </text:span><text:soft-page-break/><text:span text:style-name="T12">and co., 2000</text:span></text:p>
      <text:list xml:id="list1963055807469064749" text:style-name="L1">
        <text:list-header>
          <text:p text:style-name="P3"><text:span text:style-name="Strong_20_Emphasis"><text:span text:style-name="T2"/></text:span></text:p>
          <text:p text:style-name="P3"><text:span text:style-name="T1"/></text:p>
          <text:p text:style-name="P3"><text:span text:style-name="T1"/></text:p>
        </text:list-header>
      </text:list>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20:02:58</dc:date>
    <meta:editing-cycles>13</meta:editing-cycles>
    <meta:editing-duration>PT1H6M32S</meta:editing-duration>
    <meta:document-statistic meta:table-count="0" meta:image-count="0" meta:object-count="0" meta:page-count="2" meta:paragraph-count="14" meta:word-count="367" meta:character-count="2460"/>
    <meta:template xlink:type="simple" xlink:actuate="onRequest" xlink:title="" xlink:href="Normal.dotm"/>
  </office:meta>
</office:document-meta>
</file>